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rraySet.getSlot( char [ ] text , int off ,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rArraySet.reha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ArraySet.contain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ArraySet.CharArraySet( int startSize , boolean ignore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ArraySet.contains( CharSequence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arArraySet.equals( char [ ] text1 , int off , int len , char [ ] text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rArraySe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.getHashCode( CharSequence 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arArraySet.add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ArraySet.add( char [ ]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rArraySetIterator.CharArrayS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.contains( char [ ] text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.CharArraySet( Collection c , boolean ignor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rraySet.add( CharSequence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.equals( CharSequence text1 , char [ ] text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rArraySet.getHashCode( char [ ] text , int offset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rArraySetIterator.next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ArraySet.getSlot( CharSequence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rArraySetIterator.go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Array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Set.add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